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a48c3" officeooo:paragraph-rsid="001a48c3"/>
    </style:style>
    <style:style style:name="P2" style:family="paragraph" style:parent-style-name="Standard">
      <style:text-properties fo:font-weight="bold" officeooo:rsid="001a48c3" officeooo:paragraph-rsid="001a48c3" style:font-weight-asian="bold" style:font-weight-complex="bold"/>
    </style:style>
    <style:style style:name="P3" style:family="paragraph" style:parent-style-name="Standard">
      <style:text-properties style:font-name="Liberation Serif" officeooo:rsid="001a48c3" officeooo:paragraph-rsid="001a48c3"/>
    </style:style>
    <style:style style:name="P4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fo:letter-spacing="normal" officeooo:paragraph-rsid="001c9d75"/>
    </style:style>
    <style:style style:name="P5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Liberation Serif" fo:font-size="12pt" fo:letter-spacing="normal" fo:font-style="normal" fo:font-weight="normal" officeooo:rsid="001c9d75" officeooo:paragraph-rsid="001c9d75"/>
    </style:style>
    <style:style style:name="P6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Liberation Serif" fo:letter-spacing="normal" officeooo:paragraph-rsid="001a9ff4"/>
    </style:style>
    <style:style style:name="P7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Liberation Serif" fo:letter-spacing="normal" officeooo:rsid="001a9ff4" officeooo:paragraph-rsid="001a9ff4"/>
    </style:style>
    <style:style style:name="P8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Liberation Serif" fo:letter-spacing="normal" fo:font-weight="bold" officeooo:rsid="001a9ff4" officeooo:paragraph-rsid="001a9ff4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.1665in" style:contextual-spacing="false" fo:text-align="start" style:justify-single-word="false" fo:orphans="2" fo:widows="2" fo:text-indent="0in" style:auto-text-indent="false"/>
      <style:text-properties officeooo:paragraph-rsid="001a48c3"/>
    </style:style>
    <style:style style:name="P10" style:family="paragraph" style:parent-style-name="Text_20_body">
      <style:paragraph-properties fo:text-align="start" style:justify-single-word="false"/>
      <style:text-properties officeooo:paragraph-rsid="001c9d75"/>
    </style:style>
    <style:style style:name="P1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officeooo:rsid="001a9ff4" officeooo:paragraph-rsid="001a9ff4"/>
    </style:style>
    <style:style style:name="P12" style:family="paragraph" style:parent-style-name="Text_20_body">
      <style:paragraph-properties fo:text-align="start" style:justify-single-word="false"/>
      <style:text-properties fo:font-weight="bold" officeooo:rsid="001a48c3" officeooo:paragraph-rsid="001c9d75" style:font-weight-asian="bold" style:font-weight-complex="bold"/>
    </style:style>
    <style:style style:name="T1" style:family="text">
      <style:text-properties style:font-name="apple-system" fo:font-size="12pt"/>
    </style:style>
    <style:style style:name="T2" style:family="text">
      <style:text-properties style:font-name="apple-system" fo:font-size="12pt" fo:font-style="normal"/>
    </style:style>
    <style:style style:name="T3" style:family="text">
      <style:text-properties style:font-name="apple-system" fo:font-size="12pt" fo:font-style="normal" fo:font-weight="bold"/>
    </style:style>
    <style:style style:name="T4" style:family="text">
      <style:text-properties style:font-name="apple-system" fo:font-size="12pt" fo:font-style="normal" fo:font-weight="normal"/>
    </style:style>
    <style:style style:name="T5" style:family="text">
      <style:text-properties style:font-name="apple-system" fo:font-size="12pt" fo:font-style="normal" fo:font-weight="normal" style:font-weight-asian="normal" style:font-weight-complex="normal"/>
    </style:style>
    <style:style style:name="T6" style:family="text">
      <style:text-properties style:font-name="apple-system" fo:font-size="12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apple-system" fo:font-size="12pt" fo:font-weight="normal" style:font-weight-asian="normal" style:font-weight-complex="normal"/>
    </style:style>
    <style:style style:name="T8" style:family="text">
      <style:text-properties fo:font-size="12pt"/>
    </style:style>
    <style:style style:name="T9" style:family="text">
      <style:text-properties fo:font-size="12pt" fo:font-style="normal"/>
    </style:style>
    <style:style style:name="T10" style:family="text">
      <style:text-properties fo:font-size="12pt" fo:font-style="normal" fo:font-weight="normal"/>
    </style:style>
    <style:style style:name="T11" style:family="text">
      <style:text-properties fo:font-size="12pt" fo:font-style="normal" fo:font-weight="normal" style:font-weight-asian="normal" style:font-weight-complex="normal"/>
    </style:style>
    <style:style style:name="T12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1a9ff4"/>
    </style:style>
    <style:style style:name="T14" style:family="text">
      <style:text-properties fo:font-size="12pt" fo:font-weight="normal" style:font-weight-asian="normal" style:font-weight-complex="normal"/>
    </style:style>
    <style:style style:name="T15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c9d75"/>
    </style:style>
    <style:style style:name="T1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1f2328" loext:opacity="100%" fo:font-size="12pt" fo:letter-spacing="normal" fo:font-style="normal" fo:font-weight="normal"/>
    </style:style>
    <style:style style:name="T19" style:family="text">
      <style:text-properties fo:font-variant="normal" fo:text-transform="none" fo:color="#1f2328" loext:opacity="100%" style:font-name="Liberation Serif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a48c3" style:font-size-asian="12pt" style:font-size-complex="12pt"/>
    </style:style>
    <style:style style:name="T21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a9ff4" style:font-size-asian="12pt" style:font-size-complex="12pt"/>
    </style:style>
    <style:style style:name="T22" style:family="text">
      <style:text-properties fo:font-variant="normal" fo:text-transform="none" fo:color="#1f2328" loext:opacity="100%" style:font-name="Liberation Serif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c9d75"/>
    </style:style>
    <style:style style:name="T24" style:family="text">
      <style:text-properties fo:font-variant="normal" fo:text-transform="none" fo:color="#1f2328" loext:opacity="100%" style:font-name="Liberation Serif" fo:font-size="12pt" fo:letter-spacing="normal" fo:font-style="normal" fo:font-weight="normal" officeooo:rsid="001a48c3"/>
    </style:style>
    <style:style style:name="T25" style:family="text">
      <style:text-properties fo:font-variant="normal" fo:text-transform="none" fo:color="#1f2328" loext:opacity="100%" style:font-name="Liberation Serif" fo:font-size="12pt" fo:letter-spacing="normal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variant="normal" fo:text-transform="none" fo:color="#1f2328" loext:opacity="100%" style:font-name="Liberation Serif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1f2328" loext:opacity="100%" style:font-name="Liberation Serif" fo:font-size="9.75pt" fo:letter-spacing="normal" fo:font-style="normal" fo:font-weight="normal" officeooo:rsid="001a48c3" loext:padding="0in" loext:border="none"/>
    </style:style>
    <style:style style:name="T28" style:family="text">
      <style:text-properties fo:font-variant="normal" fo:text-transform="none" fo:color="#1f2328" loext:opacity="100%" style:font-name="Liberation Serif" fo:font-size="9.75pt" fo:letter-spacing="normal" fo:font-style="normal" fo:font-weight="bold" officeooo:rsid="001a48c3" style:font-weight-asian="bold" style:font-weight-complex="bold" loext:padding="0in" loext:border="none"/>
    </style:style>
    <style:style style:name="T29" style:family="text">
      <style:text-properties fo:font-variant="normal" fo:text-transform="none" fo:color="#1f2328" loext:opacity="100%" style:font-name="Liberation Serif" fo:font-size="13pt" fo:letter-spacing="normal" fo:font-style="normal" fo:font-weight="bold" officeooo:rsid="001a48c3" style:font-size-asian="13pt" style:font-weight-asian="bold" style:font-size-complex="13pt" style:font-weight-complex="bold" loext:padding="0in" loext:border="none"/>
    </style:style>
    <style:style style:name="T30" style:family="text">
      <style:text-properties fo:font-variant="normal" fo:text-transform="none" fo:color="#1f2328" loext:opacity="100%" fo:font-size="9.75pt" fo:letter-spacing="normal" fo:font-style="normal" fo:font-weight="normal" loext:padding="0in" loext:border="none"/>
    </style:style>
    <style:style style:name="T31" style:family="text">
      <style:text-properties fo:font-variant="normal" fo:text-transform="none" fo:color="#ffff6d" loext:opacity="100%" style:font-name="Liberation Serif" fo:font-size="13pt" fo:letter-spacing="normal" fo:font-style="normal" fo:font-weight="bold" officeooo:rsid="001a48c3" style:font-size-asian="13pt" style:font-weight-asian="bold" style:font-size-complex="13pt" style:font-weight-complex="bold" loext:padding="0in" loext:border="none"/>
    </style:style>
    <style:style style:name="T32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1a48c3" style:font-size-asian="13pt" style:font-weight-asian="bold" style:font-size-complex="13pt" style:font-weight-complex="bold" loext:padding="0in" loext:border="none"/>
    </style:style>
    <style:style style:name="T33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1a48c3" fo:background-color="#ffff00" loext:char-shading-value="0" style:font-size-asian="13pt" style:font-weight-asian="bold" style:font-size-complex="13pt" style:font-weight-complex="bold" loext:padding="0in" loext:border="none"/>
    </style:style>
    <style:style style:name="T34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1a48c3" fo:background-color="#ffff00" loext:char-shading-value="0" style:font-size-asian="13pt" style:font-weight-asian="bold" style:font-size-complex="13pt" style:font-weight-complex="bold" loext:padding="0in" loext:border="none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c9d75"/>
    </style:style>
    <style:style style:name="T37" style:family="text">
      <style:text-properties officeooo:rsid="001c9d75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6--crontab-" text:anchor-type="page" text:anchor-page-number="1" svg:x="-0.2917in" svg:y="0in" svg:width="0.2917in" draw:z-index="0">
        <draw:text-box fo:min-height="0.2917in">
          <text:p text:style-name="Text_20_body"/>
        </draw:text-box>
      </draw:frame>
      <text:p text:style-name="Standard"/>
      <text:p text:style-name="Standard"/>
      <text:p text:style-name="P2">CRON / CRONTAB </text:p>
      <text:p text:style-name="P1"/>
      <text:p text:style-name="P3">Un conjunto de herramientas que se encargan de ejecutar acciones programas.</text:p>
      <text:p text:style-name="P3">crontab es uno de los programas para configurar el cron.</text:p>
      <text:p text:style-name="P3">* sudo crontab -u root -e</text:p>
      <text:p text:style-name="P3">Cada usuario tiene su cron,porque puede querer hacer cosas personales.</text:p>
      <text:p text:style-name="P3">comando para el script es que se ejectute cada 10 minutos </text:p>
      <text:p text:style-name="P3">*/10**** sh /ruta del script.</text:p>
      <text:p text:style-name="P3">*/10**** sh /home/snunez-z/monitoring.sh</text:p>
      <text:p text:style-name="P6"><text:span text:style-name="T13">Un conjunto de herramientas que se encargan de ejecutar acciones programas, contrab es uno de los programas para configurar el cron.</text:span></text:p>
      <text:p text:style-name="P7"><text:span text:style-name="T10">* sudo crontab -u root -es</text:span></text:p>
      <text:p text:style-name="P7"><text:span text:style-name="T10">Cada usuario tiene su cron porque puede querer hacer cosas personales, comando para el script es que se ejecute cada 10 minutos </text:span></text:p>
      <text:p text:style-name="P8"><text:span text:style-name="T9">/10</text:span><text:span text:style-name="T11">**** sh /ruta del script.</text:span></text:p>
      <text:p text:style-name="P11"><text:span text:style-name="T25">10</text:span><text:span text:style-name="T26">*** sh/</text:span><text:span text:style-name="T22">home/snunez-z/monitoring.sh</text:span></text:p>
      <text:p text:style-name="P12"><text:span text:style-name="T35">SIGNATURE TXT</text:span></text:p>
      <text:p text:style-name="P10"><text:span text:style-name="T37">Primero apagar la maquina virtual.</text:span></text:p>
      <text:p text:style-name="P10"><text:span text:style-name="T23">El siguiente paso será ubicarnos en la ruta donde tengamos el .vdi de nuestra máquina virtual.</text:span><text:line-break/><text:span text:style-name="T24">Por último haremos </text:span><text:span text:style-name="Source_20_Text"><text:span text:style-name="T34">shasum nombremaquina.vdi</text:span></text:span><text:span text:style-name="T24"> y esto nos dara la firma. El resultado de esta firma es lo que tendremos añadir a nuestro fichero signature.txt para posteriormente subir el fichero al repositorio de la intra. Muy importante no volver a abrir la máquina ya que se modificara la firma. Para las correcciones recuerda clonar la máquina ya que asi podras encenderla sin miedo a que cambie la firma.</text:span></text:p>
      <text:p text:style-name="P4"><text:span text:style-name="T3">Qué es shasum❓</text:span></text:p>
      <text:p text:style-name="P5"> Es un comando que permite identificar la integridad de un fichero mediante la suma de comprobación del hash SHA-1 de un archivo.</text:p>
      <text:p text:style-name="P1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9:24:50.278797521</meta:creation-date>
    <dc:date>2024-05-03T09:51:25.650216908</dc:date>
    <meta:editing-duration>PT16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31" meta:character-count="1409" meta:non-whitespace-character-count="1192"/>
  </office:meta>
</office:document-meta>
</file>